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PingFang SC" svg:font-family="'PingFang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7.2cm" fo:min-width="4.29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769cm"/>
      <style:paragraph-properties style:writing-mode="lr-tb"/>
    </style:style>
    <style:style style:name="gr4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233cm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3.697cm"/>
      <style:paragraph-properties style:writing-mode="lr-tb"/>
    </style:style>
    <style:style style:name="gr6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5.616cm" fo:min-width="5.53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537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989cm"/>
      <style:paragraph-properties style:writing-mode="lr-tb"/>
    </style:style>
    <style:style style:name="gr9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4.762cm" fo:min-width="5.53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949cm"/>
      <style:paragraph-properties style:writing-mode="lr-tb"/>
    </style:style>
    <style:style style:name="gr11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3.107cm" fo:min-width="5.539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3.333cm"/>
      <style:paragraph-properties style:writing-mode="lr-tb"/>
    </style:style>
    <style:style style:name="gr13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3.144cm" fo:min-width="5.68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9.101cm" fo:min-width="4.29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3.081cm"/>
      <style:paragraph-properties style:writing-mode="lr-tb"/>
    </style:style>
    <style:style style:name="gr16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6.488cm" fo:min-width="5.5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4.313cm"/>
      <style:paragraph-properties style:writing-mode="lr-tb"/>
    </style:style>
    <style:style style:name="gr18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1.688cm" fo:min-width="5.539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2.305cm"/>
      <style:paragraph-properties style:writing-mode="lr-tb"/>
    </style:style>
    <style:style style:name="gr20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2.416cm" fo:min-width="5.539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887cm"/>
      <style:paragraph-properties style:writing-mode="lr-tb"/>
    </style:style>
    <style:style style:name="gr22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0.928cm" fo:min-width="5.807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78cm"/>
      <style:paragraph-properties style:writing-mode="lr-tb"/>
    </style:style>
    <style:style style:name="gr24" style:family="graphic" style:parent-style-name="standard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3.297cm" fo:min-width="5.539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2.157cm"/>
      <style:paragraph-properties style:writing-mode="lr-tb"/>
    </style:style>
    <style:style style:name="gr26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0.254cm" fo:min-width="0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draw:stroke="dash" draw:stroke-dash="Long_20_Dash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0cm" fo:min-width="0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713cm" fo:min-width="0.701cm"/>
      <style:paragraph-properties style:writing-mode="lr-tb"/>
    </style:style>
    <style:style style:name="gr30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819cm" fo:min-width="0.701cm"/>
      <style:paragraph-properties style:writing-mode="lr-tb"/>
    </style:style>
    <style:style style:name="gr31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713cm" fo:min-width="0.764cm"/>
      <style:paragraph-properties style:writing-mode="lr-tb"/>
    </style:style>
    <style:style style:name="gr32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865cm" fo:min-width="0.914cm"/>
      <style:paragraph-properties style:writing-mode="lr-tb"/>
    </style:style>
    <style:style style:name="gr33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1.031cm" fo:min-width="1.361cm"/>
      <style:paragraph-properties style:writing-mode="lr-tb"/>
    </style:style>
    <style:style style:name="gr34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715cm"/>
      <style:paragraph-properties style:writing-mode="lr-tb"/>
    </style:style>
    <style:style style:name="gr35" style:family="graphic" style:parent-style-name="standard">
      <style:graphic-properties draw:stroke="solid" draw:stroke-dash="Dot" svg:stroke-width="0.035cm" draw:marker-start-width="0.352cm" draw:marker-end-width="0.352cm" draw:fill="none" draw:textarea-horizontal-align="justify" draw:textarea-vertical-align="middle" draw:auto-grow-height="false" fo:min-height="4.329cm" fo:min-width="4.312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989cm"/>
      <style:paragraph-properties style:writing-mode="lr-tb"/>
    </style:style>
    <style:style style:name="gr39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.306cm" fo:min-width="0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.272cm" fo:min-width="0cm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draw:marker-start-width="0.352cm" draw:marker-end="Arrowheads_20_1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draw:marker-start-width="0.352cm" draw:marker-end-width="0.352cm" draw:fill="none" draw:fill-color="#99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line-height="150%" fo:text-align="center" style:writing-mode="lr-tb"/>
      <style:text-properties fo:font-size="10pt" style:font-size-asian="22pt" style:font-size-complex="22pt"/>
    </style:style>
    <style:style style:name="P2" style:family="paragraph">
      <style:paragraph-properties fo:line-height="150%" fo:text-align="center"/>
    </style:style>
    <style:style style:name="P3" style:family="paragraph">
      <loext:graphic-properties draw:fill="none" draw:fill-color="#ffffff"/>
      <style:paragraph-properties fo:line-height="150%" fo:text-align="center" style:writing-mode="lr-tb"/>
      <style:text-properties fo:font-size="14pt" fo:font-weight="bold" style:font-size-asian="14pt" style:font-size-complex="14pt"/>
    </style:style>
    <style:style style:name="P4" style:family="paragraph">
      <style:paragraph-properties fo:line-height="150%"/>
    </style:style>
    <style:style style:name="P5" style:family="paragraph">
      <loext:graphic-properties draw:fill="none" draw:fill-color="#ffffff"/>
      <style:paragraph-properties fo:line-height="150%" style:writing-mode="lr-tb"/>
      <style:text-properties fo:font-size="11pt" style:font-size-asian="22pt" style:font-size-complex="22pt"/>
    </style:style>
    <style:style style:name="P6" style:family="paragraph">
      <style:paragraph-properties fo:line-height="150%"/>
      <style:text-properties style:font-name="FreeSans" fo:font-size="10.5pt" style:font-name-asian="FreeSans" style:font-size-asian="10.5pt" style:font-name-complex="FreeSans" style:font-size-complex="10.5pt"/>
    </style:style>
    <style:style style:name="P7" style:family="paragraph">
      <loext:graphic-properties draw:fill="none" draw:fill-color="#ffffff"/>
      <style:paragraph-properties fo:line-height="150%" fo:text-align="center" style:writing-mode="lr-tb"/>
      <style:text-properties fo:font-size="14pt" fo:font-style="italic" fo:font-weight="bold" style:font-size-asian="14pt" style:font-style-asian="italic" style:font-size-complex="14pt" style:font-style-complex="italic"/>
    </style:style>
    <style:style style:name="P8" style:family="paragraph">
      <loext:graphic-properties draw:fill="none"/>
      <style:paragraph-properties fo:line-height="150%" fo:text-align="center" style:writing-mode="lr-tb"/>
      <style:text-properties fo:font-size="9pt" style:font-size-asian="20pt" style:font-size-complex="20pt"/>
    </style:style>
    <style:style style:name="P9" style:family="paragraph">
      <loext:graphic-properties draw:fill="none" draw:fill-color="#ffffff"/>
      <style:paragraph-properties fo:line-height="150%" fo:text-align="center" style:writing-mode="lr-tb"/>
      <style:text-properties fo:font-size="14pt" fo:font-style="normal" fo:font-weight="bold" style:font-size-asian="14pt" style:font-style-asian="normal" style:font-size-complex="14pt" style:font-style-complex="normal"/>
    </style:style>
    <style:style style:name="P10" style:family="paragraph">
      <loext:graphic-properties draw:fill="none" draw:fill-color="#ffffff"/>
      <style:paragraph-properties fo:line-height="150%" fo:text-align="center" style:writing-mode="lr-tb"/>
      <style:text-properties fo:font-size="12pt" fo:font-style="italic" fo:font-weight="bold" style:font-size-asian="12pt" style:font-style-asian="italic" style:font-size-complex="12pt" style:font-style-complex="italic"/>
    </style:style>
    <style:style style:name="P11" style:family="paragraph">
      <loext:graphic-properties draw:fill="none"/>
      <style:paragraph-properties fo:text-align="center" style:writing-mode="lr-tb"/>
      <style:text-properties fo:font-size="10pt" style:font-size-asian="22pt" style:font-size-complex="22pt"/>
    </style:style>
    <style:style style:name="P12" style:family="paragraph">
      <loext:graphic-properties draw:fill="none" draw:fill-color="#99ccff"/>
      <style:paragraph-properties fo:text-align="center" style:writing-mode="lr-tb"/>
      <style:text-properties fo:font-size="10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22pt" style:font-size-complex="22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22pt" style:font-size-complex="2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18" style:family="paragraph">
      <style:paragraph-properties fo:line-height="115%"/>
    </style:style>
    <style:style style:name="P19" style:family="paragraph">
      <loext:graphic-properties draw:fill="none" draw:fill-color="#ffffff"/>
      <style:paragraph-properties fo:line-height="115%" style:writing-mode="lr-tb"/>
      <style:text-properties fo:font-size="10pt"/>
    </style:style>
    <style:style style:name="P20" style:family="paragraph">
      <loext:graphic-properties draw:fill="none" draw:fill-color="#99ccff"/>
      <style:paragraph-properties fo:text-align="center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0.5pt" style:font-size-asian="20pt" style:font-size-complex="2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3pt" fo:font-style="italic" fo:font-weight="bold" style:font-size-asian="13pt" style:font-style-asian="italic" style:font-size-complex="13pt" style:font-style-complex="italic"/>
    </style:style>
    <style:style style:name="T5" style:family="text">
      <style:text-properties fo:font-size="13pt" fo:font-style="normal" fo:font-weight="bold" style:font-size-asian="13pt" style:font-style-asian="normal" style:font-size-complex="13pt" style:font-style-complex="normal"/>
    </style:style>
    <style:style style:name="T6" style:family="text">
      <style:text-properties fo:font-size="11pt" fo:font-style="italic" fo:font-weight="bold" style:font-size-asian="11pt" style:font-style-asian="italic" style:font-size-complex="11pt" style:font-style-complex="italic"/>
    </style:style>
    <style:style style:name="T7" style:family="text">
      <style:text-properties fo:font-size="11pt" style:font-size-asian="20pt" style:font-size-complex="2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10pt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846cm" svg:height="7.502cm" svg:x="12.082cm" svg:y="11.5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cm" svg:y1="12.518cm" svg:x2="16.946cm" svg:y2="12.518cm">
          <text:p/>
        </draw:line>
        <draw:line draw:style-name="gr2" draw:text-style-name="P1" draw:layer="layout" svg:x1="12.056cm" svg:y1="13.875cm" svg:x2="16.902cm" svg:y2="13.875cm">
          <text:p/>
        </draw:line>
        <draw:frame draw:style-name="gr3" draw:text-style-name="P3" draw:layer="layout" svg:width="4.487cm" svg:height="1.019cm" svg:x="12.347cm" svg:y="11.362cm">
          <draw:text-box>
            <text:p text:style-name="P2"><text:span text:style-name="T1">D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T</text:span><text:span text:style-name="T1">r</text:span><text:span text:style-name="T1">e</text:span><text:span text:style-name="T1">e</text:span></text:p>
          </draw:text-box>
        </draw:frame>
        <draw:frame draw:style-name="gr4" draw:text-style-name="P5" draw:layer="layout" svg:width="4.594cm" svg:height="1.483cm" svg:x="12.118cm" svg:y="12.431cm">
          <draw:text-box>
            <text:p text:style-name="P4"><text:span text:style-name="T2">name</text:span></text:p>
            <text:p text:style-name="P4"><text:span text:style-name="T2">early_stopping</text:span></text:p>
          </draw:text-box>
        </draw:frame>
        <draw:frame draw:style-name="gr5" draw:text-style-name="P5" draw:layer="layout" svg:width="4.594cm" svg:height="5.179cm" svg:x="12.168cm" svg:y="13.764cm">
          <draw:text-box>
            <text:p text:style-name="P4"><text:span text:style-name="T2">c</text:span><text:span text:style-name="T2">h</text:span><text:span text:style-name="T2">e</text:span><text:span text:style-name="T2">c</text:span><text:span text:style-name="T2">k</text:span><text:span text:style-name="T2">_</text:span><text:span text:style-name="T2">v</text:span><text:span text:style-name="T2">a</text:span><text:span text:style-name="T2">l</text:span><text:span text:style-name="T2">i</text:span><text:span text:style-name="T2">d</text:span><text:span text:style-name="T2">(</text:span><text:span text:style-name="T2">)</text:span></text:p>
            <text:p text:style-name="P4"><text:span text:style-name="T2">f</text:span><text:span text:style-name="T2">i</text:span><text:span text:style-name="T2">t</text:span><text:span text:style-name="T2">(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2">)</text:span></text:p>
            <text:p text:style-name="P4"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(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)</text:span><text:span text:style-name="T2"><text:line-break/></text:span><text:span text:style-name="T2">g</text:span><text:span text:style-name="T2">e</text:span><text:span text:style-name="T2">t</text:span><text:span text:style-name="T2">_</text:span><text:span text:style-name="T2">s</text:span><text:span text:style-name="T2">t</text:span><text:span text:style-name="T2">a</text:span><text:span text:style-name="T2">t</text:span><text:span text:style-name="T2">s</text:span><text:span text:style-name="T2">(</text:span><text:span text:style-name="T2">)</text:span></text:p>
            <text:p text:style-name="P4"><text:span text:style-name="T2">p</text:span><text:span text:style-name="T2">r</text:span><text:span text:style-name="T2">i</text:span><text:span text:style-name="T2">n</text:span><text:span text:style-name="T2">t</text:span><text:span text:style-name="T2">_</text:span><text:span text:style-name="T2">d</text:span><text:span text:style-name="T2">o</text:span><text:span text:style-name="T2">t</text:span><text:span text:style-name="T2">(</text:span><text:span text:style-name="T2">)</text:span></text:p>
            <text:p text:style-name="P4"><text:span text:style-name="T2">p</text:span><text:span text:style-name="T2">r</text:span><text:span text:style-name="T2">i</text:span><text:span text:style-name="T2">n</text:span><text:span text:style-name="T2">t</text:span><text:span text:style-name="T2">_</text:span><text:span text:style-name="T2">c</text:span><text:span text:style-name="T2">(</text:span><text:span text:style-name="T2">)</text:span></text:p>
            <text:p text:style-name="P6"><text:span text:style-name="T2">p</text:span><text:span text:style-name="T2">r</text:span><text:span text:style-name="T2">i</text:span><text:span text:style-name="T2">n</text:span><text:span text:style-name="T2">t</text:span><text:span text:style-name="T2">_</text:span><text:span text:style-name="T2">v</text:span><text:span text:style-name="T2">h</text:span><text:span text:style-name="T2">d</text:span><text:span text:style-name="T2">l</text:span><text:span text:style-name="T2">(</text:span><text:span text:style-name="T2">)</text:span></text:p>
            <text:p text:style-name="P6"><text:span text:style-name="T2">t</text:span><text:span text:style-name="T2">o</text:span><text:span text:style-name="T2">J</text:span><text:span text:style-name="T2">S</text:span><text:span text:style-name="T2">O</text:span><text:span text:style-name="T2">N</text:span><text:span text:style-name="T2">(</text:span><text:span text:style-name="T2">)</text:span></text:p>
          </draw:text-box>
        </draw:frame>
        <draw:custom-shape draw:style-name="gr6" draw:text-style-name="P1" draw:layer="layout" svg:width="6.073cm" svg:height="5.918cm" svg:x="11.983cm" svg:y="0.9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01cm" svg:y1="1.908cm" svg:x2="18.078cm" svg:y2="1.904cm">
          <text:p/>
        </draw:line>
        <draw:line draw:style-name="gr2" draw:text-style-name="P1" draw:layer="layout" svg:x1="11.969cm" svg:y1="2.881cm" svg:x2="18.078cm" svg:y2="2.912cm">
          <text:p/>
        </draw:line>
        <draw:frame draw:style-name="gr7" draw:text-style-name="P7" draw:layer="layout" svg:width="6.287cm" svg:height="1.787cm" svg:x="11.867cm" svg:y="0.797cm">
          <draw:text-box>
            <text:p text:style-name="P2"><text:span text:style-name="T4">B</text:span><text:span text:style-name="T4">e</text:span><text:span text:style-name="T4">n</text:span><text:span text:style-name="T4">c</text:span><text:span text:style-name="T4">h</text:span><text:span text:style-name="T4">m</text:span><text:span text:style-name="T4">a</text:span><text:span text:style-name="T4">r</text:span><text:span text:style-name="T4">k</text:span><text:span text:style-name="T4">S</text:span><text:span text:style-name="T4">u</text:span><text:span text:style-name="T4">i</text:span><text:span text:style-name="T4">t</text:span><text:span text:style-name="T4">e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e</text:span><text:span text:style-name="T4">r</text:span></text:p>
          </draw:text-box>
        </draw:frame>
        <draw:frame draw:style-name="gr8" draw:text-style-name="P5" draw:layer="layout" svg:width="4.594cm" svg:height="1.239cm" svg:x="12.093cm" svg:y="1.894cm">
          <draw:text-box>
            <text:p text:style-name="P4"><text:span text:style-name="T2">name</text:span></text:p>
          </draw:text-box>
        </draw:frame>
        <draw:frame draw:style-name="gr5" draw:text-style-name="P5" draw:layer="layout" svg:width="4.594cm" svg:height="3.947cm" svg:x="12.091cm" svg:y="2.912cm">
          <draw:text-box>
            <text:p text:style-name="P4"><text:span text:style-name="T2">g</text:span><text:span text:style-name="T2">e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(</text:span><text:span text:style-name="T2">)</text:span></text:p>
            <text:p text:style-name="P4"><text:span text:style-name="T2">f</text:span><text:span text:style-name="T2">i</text:span><text:span text:style-name="T2">t</text:span><text:span text:style-name="T2">(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)</text:span></text:p>
            <text:p text:style-name="P4"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(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)</text:span></text:p>
            <text:p text:style-name="P4"><text:span text:style-name="T2">g</text:span><text:span text:style-name="T2">e</text:span><text:span text:style-name="T2">t</text:span><text:span text:style-name="T2">_</text:span><text:span text:style-name="T2">s</text:span><text:span text:style-name="T2">t</text:span><text:span text:style-name="T2">a</text:span><text:span text:style-name="T2">t</text:span><text:span text:style-name="T2">s</text:span><text:span text:style-name="T2">(</text:span><text:span text:style-name="T2">)</text:span></text:p>
            <text:p text:style-name="P4"><text:span text:style-name="T2">p</text:span><text:span text:style-name="T2">r</text:span><text:span text:style-name="T2">i</text:span><text:span text:style-name="T2">n</text:span><text:span text:style-name="T2">t</text:span><text:span text:style-name="T2">_</text:span><text:span text:style-name="T2">d</text:span><text:span text:style-name="T2">o</text:span><text:span text:style-name="T2">t</text:span><text:span text:style-name="T2">(</text:span><text:span text:style-name="T2">)</text:span></text:p>
            <text:p text:style-name="P4"><text:span text:style-name="T2">p</text:span><text:span text:style-name="T2">r</text:span><text:span text:style-name="T2">i</text:span><text:span text:style-name="T2">n</text:span><text:span text:style-name="T2">t</text:span><text:span text:style-name="T2">_</text:span><text:span text:style-name="T2">c</text:span><text:span text:style-name="T2">(</text:span><text:span text:style-name="T2">)</text:span></text:p>
          </draw:text-box>
        </draw:frame>
        <draw:custom-shape draw:style-name="gr9" draw:text-style-name="P1" draw:layer="layout" svg:width="6.073cm" svg:height="5.064cm" svg:x="21.068cm" svg:y="1.5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086cm" svg:y1="2.563cm" svg:x2="27.163cm" svg:y2="2.559cm">
          <text:p/>
        </draw:line>
        <draw:line draw:style-name="gr2" draw:text-style-name="P1" draw:layer="layout" svg:x1="21.087cm" svg:y1="2.759cm" svg:x2="27.12cm" svg:y2="2.778cm">
          <text:p/>
        </draw:line>
        <draw:frame draw:style-name="gr10" draw:text-style-name="P7" draw:layer="layout" svg:width="5.961cm" svg:height="1.199cm" svg:x="21.114cm" svg:y="1.496cm">
          <draw:text-box>
            <text:p text:style-name="P2"><text:span text:style-name="T4">P</text:span><text:span text:style-name="T4">o</text:span><text:span text:style-name="T4">s</text:span><text:span text:style-name="T4">t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/text:p>
          </draw:text-box>
        </draw:frame>
        <draw:frame draw:style-name="gr5" draw:text-style-name="P5" draw:layer="layout" svg:width="4.594cm" svg:height="3.947cm" svg:x="21.176cm" svg:y="2.69cm">
          <draw:text-box>
            <text:p text:style-name="P4"><text:span text:style-name="T2">get_name()</text:span></text:p>
            <text:p text:style-name="P4"><text:span text:style-name="T2">fit(dataset)</text:span></text:p>
            <text:p text:style-name="P4"><text:span text:style-name="T2">predict(dataset)</text:span></text:p>
            <text:p text:style-name="P4"><text:span text:style-name="T2">get_stats()</text:span></text:p>
            <text:p text:style-name="P4"><text:span text:style-name="T2">print_dot()</text:span></text:p>
            <text:p text:style-name="P4"><text:span text:style-name="T2">print_c()</text:span></text:p>
          </draw:text-box>
        </draw:frame>
        <draw:custom-shape draw:style-name="gr11" draw:text-style-name="P1" draw:layer="layout" svg:width="6.073cm" svg:height="3.409cm" svg:x="20.954cm" svg:y="12.5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72cm" svg:y1="13.519cm" svg:x2="27.049cm" svg:y2="13.515cm">
          <text:p/>
        </draw:line>
        <draw:line draw:style-name="gr2" draw:text-style-name="P1" draw:layer="layout" svg:x1="20.973cm" svg:y1="13.715cm" svg:x2="27.006cm" svg:y2="13.734cm">
          <text:p/>
        </draw:line>
        <draw:frame draw:style-name="gr10" draw:text-style-name="P7" draw:layer="layout" svg:width="5.961cm" svg:height="1.199cm" svg:x="21cm" svg:y="12.452cm">
          <draw:text-box>
            <text:p text:style-name="P2"><text:span text:style-name="T4">LabelPreProcessor</text:span></text:p>
          </draw:text-box>
        </draw:frame>
        <draw:frame draw:style-name="gr12" draw:text-style-name="P5" draw:layer="layout" svg:width="6.273cm" svg:height="3.583cm" svg:x="20.896cm" svg:y="13.646cm">
          <draw:text-box>
            <text:p text:style-name="P4"><text:span text:style-name="T2">preprocess(dataset)</text:span></text:p>
            <text:p text:style-name="P4"><text:span text:style-name="T2">preprocess_single_output(dataset)</text:span></text:p>
            <text:p text:style-name="P4"><text:span text:style-name="T2">preprocess_multi_output(dataset)</text:span></text:p>
          </draw:text-box>
        </draw:frame>
        <draw:custom-shape draw:style-name="gr13" draw:text-style-name="P8" draw:layer="layout" svg:width="6.236cm" svg:height="3.446cm" svg:x="20.888cm" svg:y="18.1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6cm" svg:y1="19.752cm" svg:x2="27.159cm" svg:y2="19.755cm">
          <text:p/>
        </draw:line>
        <draw:line draw:style-name="gr2" draw:text-style-name="P1" draw:layer="layout" svg:x1="20.907cm" svg:y1="20.642cm" svg:x2="27.159cm" svg:y2="20.658cm">
          <text:p/>
        </draw:line>
        <draw:frame draw:style-name="gr7" draw:text-style-name="P9" draw:layer="layout" svg:width="5.961cm" svg:height="1.787cm" svg:x="20.978cm" svg:y="17.94cm">
          <draw:text-box>
            <text:p text:style-name="P2"><text:span text:style-name="T5">&lt;&lt;interface&gt;&gt;</text:span></text:p>
            <text:p text:style-name="P2"><text:span text:style-name="T5">SplittingStrategy</text:span></text:p>
          </draw:text-box>
        </draw:frame>
        <draw:frame draw:style-name="gr4" draw:text-style-name="P5" draw:layer="layout" svg:width="6.633cm" svg:height="1.483cm" svg:x="20.8cm" svg:y="20.586cm">
          <draw:text-box>
            <text:p text:style-name="P4"><text:span text:style-name="T2">find_split(dataset, impurity_measure)</text:span></text:p>
          </draw:text-box>
        </draw:frame>
        <draw:custom-shape draw:style-name="gr14" draw:text-style-name="P1" draw:layer="layout" svg:width="4.846cm" svg:height="9.403cm" svg:x="11.99cm" svg:y="21.4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08cm" svg:y1="22.371cm" svg:x2="16.854cm" svg:y2="22.371cm">
          <text:p/>
        </draw:line>
        <draw:line draw:style-name="gr2" draw:text-style-name="P1" draw:layer="layout" svg:x1="12.002cm" svg:y1="25.602cm" svg:x2="16.848cm" svg:y2="25.602cm">
          <text:p/>
        </draw:line>
        <draw:frame draw:style-name="gr3" draw:text-style-name="P3" draw:layer="layout" svg:width="4.487cm" svg:height="1.019cm" svg:x="12.255cm" svg:y="21.215cm">
          <draw:text-box>
            <text:p text:style-name="P2"><text:span text:style-name="T1">Node</text:span></text:p>
          </draw:text-box>
        </draw:frame>
        <draw:frame draw:style-name="gr15" draw:text-style-name="P5" draw:layer="layout" svg:width="4.594cm" svg:height="3.331cm" svg:x="12.16cm" svg:y="22.269cm">
          <draw:text-box>
            <text:p text:style-name="P4"><text:span text:style-name="T2">early_stopping</text:span></text:p>
            <text:p text:style-name="P4"><text:span text:style-name="T2">depth</text:span></text:p>
            <text:p text:style-name="P4"><text:span text:style-name="T2">num_nodes</text:span></text:p>
            <text:p text:style-name="P4"><text:span text:style-name="T2">num_inner_nodes</text:span></text:p>
            <text:p text:style-name="P4"><text:span text:style-name="T2">label</text:span></text:p>
          </draw:text-box>
        </draw:frame>
        <draw:frame draw:style-name="gr5" draw:text-style-name="P5" draw:layer="layout" svg:width="4.594cm" svg:height="5.179cm" svg:x="12.133cm" svg:y="25.605cm">
          <draw:text-box>
            <text:p text:style-name="P4"><text:span text:style-name="T2">predict(x)</text:span></text:p>
            <text:p text:style-name="P4"><text:span text:style-name="T2">predict_one(features)</text:span></text:p>
            <text:p text:style-name="P4"><text:span text:style-name="T2">fit(dataset)</text:span></text:p>
            <text:p text:style-name="P4"><text:span text:style-name="T2">check_done(dataset)</text:span></text:p>
            <text:p text:style-name="P4"><text:span text:style-name="T2">print_dot()</text:span></text:p>
            <text:p text:style-name="P4"><text:span text:style-name="T2">print_c()</text:span></text:p>
            <text:p text:style-name="P6"><text:span text:style-name="T2">print_vhdl()</text:span></text:p>
            <text:p text:style-name="P6"><text:span text:style-name="T2">to_json_dict()</text:span></text:p>
          </draw:text-box>
        </draw:frame>
        <draw:custom-shape draw:style-name="gr16" draw:text-style-name="P1" draw:layer="layout" svg:width="6.073cm" svg:height="6.79cm" svg:x="0.722cm" svg:y="21.3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74cm" svg:y1="22.905cm" svg:x2="6.817cm" svg:y2="22.901cm">
          <text:p/>
        </draw:line>
        <draw:line draw:style-name="gr2" draw:text-style-name="P1" draw:layer="layout" svg:x1="0.729cm" svg:y1="23.703cm" svg:x2="6.762cm" svg:y2="23.722cm">
          <text:p/>
        </draw:line>
        <draw:frame draw:style-name="gr7" draw:text-style-name="P9" draw:layer="layout" svg:width="5.961cm" svg:height="1.787cm" svg:x="0.812cm" svg:y="21.093cm">
          <draw:text-box>
            <text:p text:style-name="P2"><text:span text:style-name="T5">&lt;&lt;interface&gt;&gt;</text:span></text:p>
            <text:p text:style-name="P2"><text:span text:style-name="T5">Split</text:span></text:p>
          </draw:text-box>
        </draw:frame>
        <draw:frame draw:style-name="gr17" draw:text-style-name="P5" draw:layer="layout" svg:width="6.296cm" svg:height="4.563cm" svg:x="0.831cm" svg:y="23.548cm">
          <draw:text-box>
            <text:p text:style-name="P4"><text:span text:style-name="T2">predict(features)</text:span></text:p>
            <text:p text:style-name="P4"><text:span text:style-name="T2">split(dataset)</text:span></text:p>
            <text:p text:style-name="P4"><text:span text:style-name="T2">get_masks(dataset)</text:span></text:p>
            <text:p text:style-name="P4"><text:span text:style-name="T2">print_dot()</text:span></text:p>
            <text:p text:style-name="P4"><text:span text:style-name="T2">print_c()</text:span></text:p>
            <text:p text:style-name="P4"><text:span text:style-name="T2">print_vhdl()</text:span></text:p>
            <text:p text:style-name="P4"><text:span text:style-name="T2">to_json_dict()</text:span></text:p>
          </draw:text-box>
        </draw:frame>
        <draw:custom-shape draw:style-name="gr18" draw:text-style-name="P1" draw:layer="layout" svg:width="6.073cm" svg:height="1.99cm" svg:x="0.734cm" svg:y="15.94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752cm" svg:y1="17.503cm" svg:x2="6.829cm" svg:y2="17.499cm">
          <text:p/>
        </draw:line>
        <draw:line draw:style-name="gr2" draw:text-style-name="P1" draw:layer="layout" svg:x1="0.753cm" svg:y1="17.699cm" svg:x2="6.786cm" svg:y2="17.718cm">
          <text:p/>
        </draw:line>
        <draw:frame draw:style-name="gr19" draw:text-style-name="P9" draw:layer="layout" svg:width="6.621cm" svg:height="2.555cm" svg:x="0.499cm" svg:y="15.729cm">
          <draw:text-box>
            <text:p text:style-name="P2"><text:span text:style-name="T5">&lt;&lt;interface&gt;&gt;</text:span></text:p>
            <text:p text:style-name="P2"><text:span text:style-name="T5">MultiLabelImpurityMeasure</text:span></text:p>
          </draw:text-box>
        </draw:frame>
        <draw:custom-shape draw:style-name="gr20" draw:text-style-name="P1" draw:layer="layout" svg:width="6.073cm" svg:height="2.718cm" svg:x="0.79cm" svg:y="11.7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808cm" svg:y1="13.283cm" svg:x2="6.885cm" svg:y2="13.279cm">
          <text:p/>
        </draw:line>
        <draw:line draw:style-name="gr2" draw:text-style-name="P1" draw:layer="layout" svg:x1="0.809cm" svg:y1="13.479cm" svg:x2="6.842cm" svg:y2="13.498cm">
          <text:p/>
        </draw:line>
        <draw:frame draw:style-name="gr7" draw:text-style-name="P9" draw:layer="layout" svg:width="5.961cm" svg:height="1.787cm" svg:x="0.88cm" svg:y="11.471cm">
          <draw:text-box>
            <text:p text:style-name="P2"><text:span text:style-name="T5">&lt;&lt;interface&gt;&gt;</text:span></text:p>
            <text:p text:style-name="P2"><text:span text:style-name="T5">ImpurityMeasure</text:span></text:p>
          </draw:text-box>
        </draw:frame>
        <draw:frame draw:style-name="gr21" draw:text-style-name="P5" draw:layer="layout" svg:width="6.296cm" svg:height="1.137cm" svg:x="0.766cm" svg:y="13.315cm">
          <draw:text-box>
            <text:p text:style-name="P4"><text:span text:style-name="T2">calculate_impurity(dataset, split)</text:span></text:p>
          </draw:text-box>
        </draw:frame>
        <draw:custom-shape draw:style-name="gr22" draw:text-style-name="P1" draw:layer="layout" svg:width="6.341cm" svg:height="1.23cm" svg:x="0.837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855cm" svg:y1="8.466cm" svg:x2="7.159cm" svg:y2="8.443cm">
          <text:p/>
        </draw:line>
        <draw:line draw:style-name="gr2" draw:text-style-name="P1" draw:layer="layout" svg:x1="0.856cm" svg:y1="8.662cm" svg:x2="7.162cm" svg:y2="8.66cm">
          <text:p/>
        </draw:line>
        <draw:frame draw:style-name="gr23" draw:text-style-name="P10" draw:layer="layout" svg:width="6.724cm" svg:height="1.03cm" svg:x="0.644cm" svg:y="7.469cm">
          <draw:text-box>
            <text:p text:style-name="P2"><text:span text:style-name="T6">DeterminizingImpurityMeasure</text:span></text:p>
          </draw:text-box>
        </draw:frame>
        <draw:custom-shape draw:style-name="gr24" draw:text-style-name="P1" draw:layer="layout" svg:width="6.073cm" svg:height="3.599cm" svg:x="1.045cm" svg:y="1.02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063cm" svg:y1="1.996cm" svg:x2="7.14cm" svg:y2="1.992cm">
          <text:p/>
        </draw:line>
        <draw:line draw:style-name="gr2" draw:text-style-name="P1" draw:layer="layout" svg:x1="1.031cm" svg:y1="3.004cm" svg:x2="7.155cm" svg:y2="3.015cm">
          <text:p/>
        </draw:line>
        <draw:frame draw:style-name="gr10" draw:text-style-name="P7" draw:layer="layout" svg:width="5.961cm" svg:height="1.199cm" svg:x="1.113cm" svg:y="0.885cm">
          <draw:text-box>
            <text:p text:style-name="P2"><text:span text:style-name="T4">Determinizer</text:span></text:p>
          </draw:text-box>
        </draw:frame>
        <draw:frame draw:style-name="gr8" draw:text-style-name="P5" draw:layer="layout" svg:width="4.594cm" svg:height="1.239cm" svg:x="1.156cm" svg:y="1.982cm">
          <draw:text-box>
            <text:p text:style-name="P4"><text:span text:style-name="T2">pre_determinized_labels</text:span></text:p>
          </draw:text-box>
        </draw:frame>
        <draw:frame draw:style-name="gr25" draw:text-style-name="P5" draw:layer="layout" svg:width="4.594cm" svg:height="2.407cm" svg:x="1.153cm" svg:y="3cm">
          <draw:text-box>
            <text:p text:style-name="P4"><text:span text:style-name="T2">determinize(dataset)</text:span></text:p>
            <text:p text:style-name="P4"><text:span text:style-name="T2">is_pre_split()</text:span></text:p>
          </draw:text-box>
        </draw:frame>
        <draw:line draw:style-name="gr2" draw:text-style-name="P11" draw:layer="layout" svg:x1="3.98cm" svg:y1="4.598cm" svg:x2="3.988cm" svg:y2="6.529cm">
          <text:p/>
        </draw:line>
        <draw:custom-shape draw:style-name="gr26" draw:text-style-name="P11" draw:layer="layout" svg:width="0.557cm" svg:height="1.112cm" svg:x="3.711cm" svg:y="6.5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11" draw:layer="layout" svg:x1="3.98cm" svg:y1="8.913cm" svg:x2="3.986cm" svg:y2="11.089cm">
          <text:p/>
        </draw:line>
        <draw:custom-shape draw:style-name="gr28" draw:text-style-name="P12" draw:layer="layout" svg:width="0.474cm" svg:height="0.591cm" svg:x="3.753cm" svg:y="11.0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2" draw:layer="layout" svg:width="0.474cm" svg:height="0.591cm" svg:x="3.716cm" svg:y="14.457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1" draw:layer="layout" svg:x1="3.969cm" svg:y1="15.073cm" svg:x2="3.978cm" svg:y2="15.924cm">
          <text:p/>
        </draw:line>
        <draw:custom-shape draw:style-name="gr26" draw:text-style-name="P11" draw:layer="layout" svg:width="0.557cm" svg:height="1.112cm" draw:transform="rotate (-1.5707963267949) translate (21.026cm 3.633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9.941cm" svg:y1="3.91cm" svg:x2="18.031cm" svg:y2="3.906cm">
          <text:p/>
        </draw:line>
        <draw:custom-shape draw:style-name="gr26" draw:text-style-name="P11" draw:layer="layout" svg:width="0.557cm" svg:height="1.112cm" draw:transform="rotate (-1.5707963267949) translate (12.056cm 12.775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0.971cm" svg:y1="13.052cm" svg:x2="6.878cm" svg:y2="13.036cm">
          <text:p/>
        </draw:line>
        <draw:custom-shape draw:style-name="gr26" draw:text-style-name="P11" draw:layer="layout" svg:width="0.557cm" svg:height="1.112cm" draw:transform="rotate (-1.5707963267949) translate (11.953cm 22.855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0.868cm" svg:y1="23.132cm" svg:x2="8.964cm" svg:y2="23.155cm">
          <text:p/>
        </draw:line>
        <draw:line draw:style-name="gr2" draw:text-style-name="P11" draw:layer="layout" svg:x1="8.977cm" svg:y1="13.226cm" svg:x2="6.851cm" svg:y2="13.231cm">
          <text:p/>
        </draw:line>
        <draw:line draw:style-name="gr2" draw:text-style-name="P11" draw:layer="layout" svg:x1="8.974cm" svg:y1="23.174cm" svg:x2="8.976cm" svg:y2="13.211cm">
          <text:p/>
        </draw:line>
        <draw:custom-shape draw:style-name="gr26" draw:text-style-name="P11" draw:layer="layout" svg:width="0.557cm" svg:height="1.112cm" draw:transform="rotate (-1.5707963267949) translate (11.962cm 23.762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0.877cm" svg:y1="24.039cm" svg:x2="6.784cm" svg:y2="24.023cm">
          <text:p/>
        </draw:line>
        <draw:custom-shape draw:style-name="gr26" draw:text-style-name="P11" draw:layer="layout" svg:width="0.557cm" svg:height="1.112cm" svg:x="14.116cm" svg:y="19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0.557cm" svg:height="1.112cm" svg:x="12.468cm" svg:y="30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4.396cm" svg:y1="20.161cm" svg:x2="14.399cm" svg:y2="21.402cm">
          <text:p/>
        </draw:line>
        <draw:line draw:style-name="gr2" draw:text-style-name="P11" draw:layer="layout" svg:x1="15.638cm" svg:y1="30.815cm" svg:x2="15.646cm" svg:y2="32.614cm">
          <text:p/>
        </draw:line>
        <draw:line draw:style-name="gr2" draw:text-style-name="P11" draw:layer="layout" svg:x1="15.661cm" svg:y1="32.605cm" svg:x2="12.743cm" svg:y2="32.605cm">
          <text:p/>
        </draw:line>
        <draw:line draw:style-name="gr2" draw:text-style-name="P11" draw:layer="layout" svg:x1="12.754cm" svg:y1="31.923cm" svg:x2="12.757cm" svg:y2="32.613cm">
          <text:p/>
        </draw:line>
        <draw:custom-shape draw:style-name="gr28" draw:text-style-name="P12" draw:layer="layout" svg:width="0.474cm" svg:height="0.591cm" svg:x="14.265cm" svg:y="6.962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1" draw:layer="layout" svg:x1="14.518cm" svg:y1="7.578cm" svg:x2="14.507cm" svg:y2="11.53cm">
          <text:p/>
        </draw:line>
        <draw:custom-shape draw:style-name="gr26" draw:text-style-name="P11" draw:layer="layout" svg:width="0.557cm" svg:height="1.112cm" draw:transform="rotate (-1.5707963267949) translate (18.048cm 12.807cm)">
          <text:p/>
          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8.021cm" svg:y1="13.084cm" svg:x2="20.973cm" svg:y2="13.086cm">
          <text:p/>
        </draw:line>
        <draw:custom-shape draw:style-name="gr26" draw:text-style-name="P11" draw:layer="layout" svg:width="0.557cm" svg:height="1.112cm" draw:transform="rotate (-1.5707963267949) translate (18.057cm 13.753cm)">
          <text:p/>
          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8.03cm" svg:y1="14.03cm" svg:x2="18.891cm" svg:y2="14.032cm">
          <text:p/>
        </draw:line>
        <draw:line draw:style-name="gr2" draw:text-style-name="P11" draw:layer="layout" svg:x1="18.882cm" svg:y1="18.89cm" svg:x2="18.883cm" svg:y2="14.01cm">
          <text:p/>
        </draw:line>
        <draw:line draw:style-name="gr2" draw:text-style-name="P11" draw:layer="layout" svg:x1="18.877cm" svg:y1="18.873cm" svg:x2="20.876cm" svg:y2="18.89cm">
          <text:p/>
        </draw:line>
        <draw:line draw:style-name="gr2" draw:text-style-name="P11" draw:layer="layout" svg:x1="18.872cm" svg:y1="19.048cm" svg:x2="20.871cm" svg:y2="19.065cm">
          <text:p/>
        </draw:line>
        <draw:line draw:style-name="gr2" draw:text-style-name="P11" draw:layer="layout" svg:x1="18.888cm" svg:y1="22.933cm" svg:x2="18.877cm" svg:y2="19.047cm">
          <text:p/>
        </draw:line>
        <draw:custom-shape draw:style-name="gr26" draw:text-style-name="P11" draw:layer="layout" svg:width="0.557cm" svg:height="1.112cm" draw:transform="rotate (-1.5707963267949) translate (17.99cm 22.639cm)">
          <text:p/>
          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1" draw:layer="layout" svg:x1="17.963cm" svg:y1="22.916cm" svg:x2="18.875cm" svg:y2="22.913cm">
          <text:p/>
        </draw:line>
        <draw:frame draw:style-name="gr29" draw:text-style-name="P13" draw:layer="layout" svg:width="1.201cm" svg:height="0.963cm" svg:x="14.61cm" svg:y="30.827cm">
          <draw:text-box>
            <text:p><text:span text:style-name="T7">1.. *</text:span></text:p>
          </draw:text-box>
        </draw:frame>
        <draw:frame draw:style-name="gr29" draw:text-style-name="P13" draw:layer="layout" svg:width="1.201cm" svg:height="0.963cm" svg:x="19.881cm" svg:y="19.05cm">
          <draw:text-box>
            <text:p><text:span text:style-name="T7">1.. *</text:span></text:p>
          </draw:text-box>
        </draw:frame>
        <draw:frame draw:style-name="gr30" draw:text-style-name="P13" draw:layer="layout" svg:width="1.201cm" svg:height="1.069cm" svg:x="19.868cm" svg:y="18.245cm">
          <draw:text-box>
            <text:p><text:span text:style-name="T7">1.. *</text:span></text:p>
          </draw:text-box>
        </draw:frame>
        <draw:custom-shape draw:style-name="gr28" draw:text-style-name="P12" draw:layer="layout" svg:width="0.474cm" svg:height="0.591cm" draw:transform="rotate (1.5707963267949) translate (18.081cm 5.11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1" draw:layer="layout" svg:x1="18.699cm" svg:y1="4.868cm" svg:x2="21.065cm" svg:y2="4.886cm">
          <text:p/>
        </draw:line>
        <draw:frame draw:style-name="gr31" draw:text-style-name="P13" draw:layer="layout" svg:width="1.264cm" svg:height="0.963cm" svg:x="19.888cm" svg:y="12.531cm">
          <draw:text-box>
            <text:p><text:span text:style-name="T7">0.. 1</text:span></text:p>
          </draw:text-box>
        </draw:frame>
        <draw:frame draw:style-name="gr31" draw:text-style-name="P13" draw:layer="layout" svg:width="1.264cm" svg:height="0.963cm" svg:x="6.655cm" svg:y="23.445cm">
          <draw:text-box>
            <text:p><text:span text:style-name="T7">0.. 1</text:span></text:p>
          </draw:text-box>
        </draw:frame>
        <draw:frame draw:style-name="gr32" draw:text-style-name="P14" draw:layer="layout" svg:width="1.414cm" svg:height="1.115cm" svg:x="14.341cm" svg:y="20.723cm">
          <draw:text-box>
            <text:p><text:span text:style-name="T8">root</text:span></text:p>
          </draw:text-box>
        </draw:frame>
        <draw:frame draw:style-name="gr33" draw:text-style-name="P13" draw:layer="layout" svg:width="1.861cm" svg:height="1.281cm" svg:x="15.567cm" svg:y="30.852cm">
          <draw:text-box>
            <text:p><text:span text:style-name="T7">children</text:span></text:p>
            <text:p><text:span text:style-name="T9"/></text:p>
          </draw:text-box>
        </draw:frame>
        <draw:frame draw:style-name="gr34" draw:text-style-name="P5" draw:layer="layout" svg:width="6.296cm" svg:height="0.965cm" svg:x="20.817cm" svg:y="19.599cm">
          <draw:text-box>
            <text:p text:style-name="P4"><text:span text:style-name="T2">priority</text:span></text:p>
          </draw:text-box>
        </draw:frame>
        <draw:frame draw:style-name="gr34" draw:text-style-name="P5" draw:layer="layout" svg:width="6.296cm" svg:height="0.965cm" svg:x="0.83cm" svg:y="22.77cm">
          <draw:text-box>
            <text:p text:style-name="P4"><text:span text:style-name="T2">priority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35" draw:text-style-name="P15" draw:layer="layout" svg:width="4.846cm" svg:height="4.613cm" svg:x="1.903cm" svg:y="7.735cm">
          <text:p/>
          <draw:enhanced-geometry svg:viewBox="0 0 21600 21600" draw:type="rectangle" draw:enhanced-path="M 0 0 L 21600 0 21600 21600 0 21600 0 0 Z N"/>
        </draw:custom-shape>
        <draw:line draw:style-name="gr36" draw:text-style-name="P15" draw:layer="layout" svg:x1="1.921cm" svg:y1="8.705cm" svg:x2="6.767cm" svg:y2="8.705cm">
          <text:p/>
        </draw:line>
        <draw:line draw:style-name="gr36" draw:text-style-name="P15" draw:layer="layout" svg:x1="1.921cm" svg:y1="10.588cm" svg:x2="6.767cm" svg:y2="10.588cm">
          <text:p/>
        </draw:line>
        <draw:frame draw:style-name="gr37" draw:text-style-name="P17" draw:layer="layout" svg:width="4.487cm" svg:height="0.725cm" svg:x="2.081cm" svg:y="7.879cm">
          <draw:text-box>
            <text:p text:style-name="P16"><text:span text:style-name="T10">Class</text:span></text:p>
          </draw:text-box>
        </draw:frame>
        <draw:frame draw:style-name="gr38" draw:text-style-name="P19" draw:layer="layout" svg:width="4.594cm" svg:height="1.239cm" svg:x="2.029cm" svg:y="8.866cm">
          <draw:text-box>
            <text:p text:style-name="P18"><text:span text:style-name="T11">+ method(arg)</text:span></text:p>
          </draw:text-box>
        </draw:frame>
        <draw:frame draw:style-name="gr38" draw:text-style-name="P19" draw:layer="layout" svg:width="4.594cm" svg:height="1.239cm" svg:x="2.011cm" svg:y="10.877cm">
          <draw:text-box>
            <text:p text:style-name="P18"><text:span text:style-name="T11">+ arg</text:span></text:p>
          </draw:text-box>
        </draw:frame>
        <draw:custom-shape draw:style-name="gr39" draw:text-style-name="P15" draw:layer="layout" svg:width="0.557cm" svg:height="1.112cm" svg:x="8.183cm" svg:y="8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6" draw:text-style-name="P15" draw:layer="layout" svg:x1="10.938cm" svg:y1="12.093cm" svg:x2="10.938cm" svg:y2="7.857cm">
          <text:p/>
        </draw:line>
        <draw:custom-shape draw:style-name="gr40" draw:text-style-name="P15" draw:layer="layout" svg:width="0.557cm" svg:height="1.112cm" draw:transform="rotate (-1.5707963267949) translate (15.4cm 13.512cm)">
          <text:p/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41" draw:text-style-name="P15" draw:layer="layout" svg:x1="14.108cm" svg:y1="7.825cm" svg:x2="14.108cm" svg:y2="12.096cm">
          <text:p/>
        </draw:line>
        <draw:line draw:style-name="gr36" draw:text-style-name="P15" draw:layer="layout" svg:x1="10.041cm" svg:y1="6.455cm" svg:x2="10.4cm" svg:y2="5.863cm">
          <text:p/>
        </draw:line>
        <draw:line draw:style-name="gr36" draw:text-style-name="P15" draw:layer="layout" svg:x1="10.711cm" svg:y1="6.446cm" svg:x2="10.392cm" svg:y2="5.868cm">
          <text:p/>
        </draw:line>
        <draw:line draw:style-name="gr36" draw:text-style-name="P15" draw:layer="layout" svg:x1="14.667cm" svg:y1="6.006cm" svg:x2="15.251cm" svg:y2="6.377cm">
          <text:p/>
        </draw:line>
        <draw:line draw:style-name="gr36" draw:text-style-name="P15" draw:layer="layout" svg:x1="14.634cm" svg:y1="6.724cm" svg:x2="15.233cm" svg:y2="6.378cm">
          <text:p/>
        </draw:line>
        <draw:custom-shape draw:style-name="gr42" draw:text-style-name="P20" draw:layer="layout" svg:width="0.474cm" svg:height="0.591cm" svg:x="9.078cm" svg:y="8.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5" draw:layer="layout" svg:x1="14.315cm" svg:y1="13.789cm" svg:x2="10.079cm" svg:y2="13.789cm">
          <text:p/>
        </draw:line>
        <draw:line draw:style-name="gr36" draw:text-style-name="P15" draw:layer="layout" svg:x1="11.258cm" svg:y1="12.919cm" svg:x2="7.022cm" svg:y2="12.9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PingFang SC" svg:font-family="'PingFang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loext:opacity="0%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7.94cm" fo:page-height="33.3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21-02-10T16:47:12.853155508</dc:date>
    <meta:editing-cycles>18</meta:editing-cycles>
    <meta:editing-duration>PT48M55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